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5pt" style:font-size-asian="10.5pt" style:font-size-complex="10.5pt"/>
    </style:style>
    <style:style style:name="P2" style:family="paragraph" style:parent-style-name="Standard">
      <style:text-properties fo:font-size="10pt" style:font-size-asian="10pt" style:font-size-complex="10pt"/>
    </style:style>
    <style:style style:name="P3" style:family="paragraph" style:parent-style-name="Preformatted_20_Text">
      <style:paragraph-properties fo:margin-top="0in" fo:margin-bottom="0.1965in"/>
    </style:style>
    <style:style style:name="T1" style:family="text">
      <style:text-properties fo:font-size="10pt" style:font-size-asian="10pt" style:font-size-complex="10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1. Einleitung</text:p>
      <text:p text:style-name="Preformatted_20_Text">- Beispiel Michalski Train</text:p>
      <text:p text:style-name="Preformatted_20_Text">- Induktionsparadigma</text:p>
      <text:p text:style-name="Preformatted_20_Text">2. Horn Clauses</text:p>
      <text:p text:style-name="Preformatted_20_Text">3. Sequential Covering/Learn-one-rule</text:p>
      <text:p text:style-name="Preformatted_20_Text">4. Learning First-order rules (bezug zu Prolog)</text:p>
      <text:p text:style-name="Preformatted_20_Text">- FOIL</text:p>
      <text:p text:style-name="P3">- Inverting Resolution</text:p>
      <text:p text:style-name="Standard"/>
      <text:p text:style-name="Standard">Exposé</text:p>
      <text:p text:style-name="Standard"/>
      <text:p text:style-name="Standard">Thema</text:p>
      <text:p text:style-name="Standard"/>
      <text:p text:style-name="P2">Evalierung von verschiedenen Learning Algorithmen (SVM ILP), um Aussagen über einen Datensatz von Michalski Trains (eastbound/westbound?) zu treffen.</text:p>
      <text:p text:style-name="P1"><text:line-break/>Welche Relationen lassen sich gut lernen?</text:p>
      <text:p text:style-name="Standard"><text:line-break/>Forschungsfrage</text:p>
      <text:p text:style-name="Standard"/>
      <text:p text:style-name="P1">Was lässt sich mit SVM im Gegensatz zu ILP hinsichtlich relationalem Lernen realisieren (Evaluierung)</text:p>
      <text:p text:style-name="Standard"><text:line-break/>Datensatz/Datensätze</text:p>
      <text:p text:style-name="Standard"/>
      <text:p text:style-name="Standard"><text:span text:style-name="T1">relationaler Datensatz von Michalski-trains </text:span><text:line-break/></text:p>
      <text:p text:style-name="Standard">Methoden</text:p>
      <text:p text:style-name="Standard"/>
      <text:p text:style-name="P2">Datensätze mit relationalen features mit rapidminer selbst generieren </text:p>
      <text:p text:style-name="P2"/>
      <text:p text:style-name="P2">Vergleich SVM/ILP hinsichtlich learning (Metagol/Alef)</text:p>
      <text:p text:style-name="P2"/>
      <text:p text:style-name="P2">Implementierung mit PROLOG und auswerten der Ergebnisse</text:p>
      <text:p text:style-name="Standard"/>
      <text:p text:style-name="Standard"><text:line-break/>grober Zeitplan (inklusive einem Zeitraum den ihr für Präsentation und Abgabe gerne hättet; evtl. individuel)<text:line-break/></text:p>
      <text:p text:style-name="Standard"><text:span text:style-name="T1">1. Phase: Aufteilen – Generierung der Daten (evtl mit der anderen Gruppe) und Einarbeiten in PROLOG (Implementierung von ILP/ SVP)</text:span></text:p>
      <text:p text:style-name="Standard"><text:span text:style-name="T1">2. Phase: Anwenden der Algorithmen auf unseren Datensatz mit PROLOG</text:span></text:p>
      <text:p text:style-name="Standard"><text:span text:style-name="T1">3. Phase: Evaluation </text:span></text:p>
      <text:p text:style-name="Standard"><text:span text:style-name="T1"/></text:p>
      <text:p text:style-name="Standard"><text:span text:style-name="T1">Phase 1 und 2 sind Hauptarbeit</text:span></text:p>
      <text:p text:style-name="Standard"><text:span text:style-name="T1"/></text:p>
      <text:p text:style-name="Standard"><text:span text:style-name="T1"/></text:p>
      <text:p text:style-name="Standard"><text:span text:style-name="T1">Präsentation und Abgabe am Ende des Vorlesungszeitraums. Da im August Prüfungsphase ist, hätten man hier wenig Zeit bis gar keine für das Projekt. Außerdem wollen wir das Projekt nicht ewig ins neue Semester ziehen. Der Aufwand bleibt ja erfahrungsgemäß konstant, dann kann man es sich auch gleich bis Ende Juli vornehm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15T18:42:42.30</meta:creation-date>
    <meta:document-statistic meta:table-count="0" meta:image-count="0" meta:object-count="0" meta:page-count="1" meta:paragraph-count="26" meta:word-count="199" meta:character-count="1442"/>
    <dc:date>2017-05-15T19:29:43.77</dc:date>
    <meta:editing-duration>PT1M9S</meta:editing-duration>
    <meta:editing-cycles>1</meta:editing-cycles>
    <meta:generator>OpenOffice/4.1.2$Win32 OpenOffice.org_project/412m3$Build-9782</meta:generator>
  </office:meta>
</office:document-meta>
</file>